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7c0" officeooo:paragraph-rsid="0000a7c0"/>
    </style:style>
    <style:style style:name="P2" style:family="paragraph" style:parent-style-name="Standard">
      <style:text-properties officeooo:rsid="00020b0f" officeooo:paragraph-rsid="00020b0f"/>
    </style:style>
    <style:style style:name="P3" style:family="paragraph" style:parent-style-name="Standard">
      <style:text-properties fo:font-weight="bold" officeooo:rsid="0000a7c0" officeooo:paragraph-rsid="0000a7c0"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00a7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is is an example which one or two senetences for each section. Your report should have one or more paragraph of analysis for each section.</text:p>
      <text:p text:style-name="P2"/>
      <text:p text:style-name="P2"/>
      <text:p text:style-name="P3">Paper Title:</text:p>
      <text:p text:style-name="P1">Easily Accessible Text-to-Image Generation Amplifies Demographic Stereotypes at Large Scale </text:p>
      <text:p text:style-name="P1"/>
      <text:p text:style-name="P3">Paper Link:</text:p>
      <text:p text:style-name="P1">https://dl.acm.org/doi/abs/10.1145/3593013.3594095 </text:p>
      <text:p text:style-name="P1"/>
      <text:p text:style-name="Standard"><text:span text:style-name="T2">1 Summary</text:span> </text:p>
      <text:p text:style-name="P4">1.1 Motivation</text:p>
      <text:p text:style-name="P2">This paper exposes weaknesses prevalent in <text:span text:style-name="T3">Text-to-Image Generation</text:span> regardig demographic steorytypes.</text:p>
      <text:p text:style-name="Standard"/>
      <text:p text:style-name="P4">1.2 Contribution</text:p>
      <text:p text:style-name="P2">The paper identified bias present in AI models. Furthermore it showed that guardrails were insufficient for debiasing.</text:p>
      <text:p text:style-name="Standard"/>
      <text:p text:style-name="P4">1.3 Methodology</text:p>
      <text:p text:style-name="P2">A set of prompts were provided. Some prompts were specific and some prompts were generic. Responses and their characteristics were noted.</text:p>
      <text:p text:style-name="Standard"/>
      <text:p text:style-name="P4">1.4 Conclusion</text:p>
      <text:p text:style-name="P2">Results did not vary significantly between each.</text:p>
      <text:p text:style-name="Standard"/>
      <text:p text:style-name="P5">2 Limitations</text:p>
      <text:p text:style-name="Standard"><text:span text:style-name="T1">2.1 First Limitation</text:span></text:p>
      <text:p text:style-name="P2">As the study was done based on prompts. Any issue with given input may have limited the study.</text:p>
      <text:p text:style-name="Standard"/>
      <text:p text:style-name="P4">2.2 Second Limitation</text:p>
      <text:p text:style-name="P2">Number of tools were limited. There may be other tools which has less of the issue.</text:p>
      <text:p text:style-name="Standard"/>
      <text:p text:style-name="P4">3 Synthesis</text:p>
      <text:p text:style-name="P2">Many users use such tools. Many developers build other tools based on these tools The found issues may be affecting the society in various ways and perhaps teaching children biased knowled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9T23:46:15.930000000</meta:creation-date>
    <meta:editing-duration>P0D</meta:editing-duration>
    <meta:editing-cycles>1</meta:editing-cycles>
    <meta:document-statistic meta:table-count="0" meta:image-count="0" meta:object-count="0" meta:page-count="1" meta:paragraph-count="21" meta:word-count="181" meta:character-count="1212" meta:non-whitespace-character-count="1049"/>
    <meta:generator>LibreOffice/7.5.1.2$Windows_X86_64 LibreOffice_project/fcbaee479e84c6cd81291587d2ee68cba099e129</meta:generator>
  </office:meta>
</office:document-meta>
</file>